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8.461cm" table:align="margins" style:writing-mode="lr-tb"/>
    </style:style>
    <style:style style:name="Tabelle1.A" style:family="table-column">
      <style:table-column-properties style:column-width="9.23cm" style:rel-column-width="32767*"/>
    </style:style>
    <style:style style:name="Tabelle1.B" style:family="table-column">
      <style:table-column-properties style:column-width="9.23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d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f2c" officeooo:paragraph-rsid="001e9f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text-properties style:font-name="Arial" fo:font-size="11pt" style:font-size-asian="11pt" style:font-name-complex="Arial1"/>
    </style:style>
    <style:style style:name="P5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1eff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ID</text:p>
          </table:table-cell>
          <table:table-cell table:style-name="Tabelle1.B1" office:value-type="string">
            <text:p text:style-name="P3">46</text:p>
          </table:table-cell>
        </table:table-row>
        <table:table-row>
          <table:table-cell table:style-name="Tabelle1.A2" office:value-type="string">
            <text:p text:style-name="P2">Name</text:p>
          </table:table-cell>
          <table:table-cell table:style-name="Tabelle1.B2" office:value-type="string">
            <text:p text:style-name="P3">Deadlinefilter Shortcut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3">Ich als Nutzer möchte in die Deadlinefilterfelder auch nur das Jahr sowie nur Monat.Jahr eingeben können.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p text:style-name="P1">-<text:span text:style-name="T1">sowohl für das Start als auch Enddatum ist eine Eingabe mit vollem Datum, Monat mit Jahr und nur Jahr möglich</text:span></text:p>
            <text:p text:style-name="P1">- <text:span text:style-name="T1">beim Startdatum werden die eingegebenen Abkürzungen intern auf den ersten Tag des betreffenden Monats bzw. Jahrs gesetzt</text:span></text:p>
            <text:p text:style-name="P1">-<text:span text:style-name="T1">beim Enddatum werden die eingegebenen Abkürzugen intern auf den letzten Tag des betreffenden Monats bzw. Jahrs gesetzt</text:span></text:p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3">11</text:p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3">Pascal</text:p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3">10</text:p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3">12</text:p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3">12/11</text:p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Text_20_Body" style:display-name="Text Body" style:family="paragraph" style:parent-style-name="Standard" style:default-outline-level="">
      <style:paragraph-properties fo:margin-top="0cm" fo:margin-bottom="0.212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31T21:46:00</meta:creation-date>
    <meta:initial-creator>Ashley</meta:initial-creator>
    <dc:language>en-IN</dc:language>
    <dc:date>2019-03-26T10:17:33.344000000</dc:date>
    <meta:editing-cycles>10</meta:editing-cycles>
    <meta:editing-duration>PT2H17M20S</meta:editing-duration>
    <meta:generator>LibreOffice/6.1.4.2$Windows_X86_64 LibreOffice_project/9d0f32d1f0b509096fd65e0d4bec26ddd1938fd3</meta:generator>
    <meta:document-statistic meta:table-count="1" meta:image-count="0" meta:object-count="0" meta:page-count="1" meta:paragraph-count="21" meta:word-count="94" meta:character-count="641" meta:non-whitespace-character-count="568"/>
    <meta:template xlink:type="simple" xlink:actuate="onRequest" xlink:title="Normal" xlink:href=""/>
  </office:meta>
</office:document-meta>
</file>